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23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ighfreq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--process /mnt/c/Users/Marco/Downloads/EXPERIMENT_LOGS/EXPERIMENT_LOGS/highfreq2/20230818_high-frequency2_USA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highfreq2/20230818_high-frequency2_USA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highfreq2/20230818_high-frequency2_USA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USA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6:28:27.434038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21514" calcext:value-type="float">
            <text:p>321514</text:p>
          </table:table-cell>
          <table:table-cell table:formula="of:=[.$B$8]" office:value-type="float" office:value="321514" calcext:value-type="float">
            <text:p>321514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20" calcext:value-type="float">
            <text:p>3820</text:p>
          </table:table-cell>
          <table:table-cell table:formula="of:=[.$B$50]" office:value-type="float" office:value="3821" calcext:value-type="float">
            <text:p>3821</text:p>
          </table:table-cell>
          <table:table-cell table:style-name="ce1" table:formula="of:=([.C11]-[.B11])/[.B11]" office:value-type="percentage" office:value="0.000261780104712042" calcext:value-type="percentage">
            <text:p>0.03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92" calcext:value-type="float">
            <text:p>2092</text:p>
          </table:table-cell>
          <table:table-cell table:formula="of:=[.$B$22]" office:value-type="float" office:value="2092" calcext:value-type="float">
            <text:p>2092</text:p>
          </table:table-cell>
          <table:table-cell table:style-name="ce1" table:formula="of:=([.C12]-[.B12])/[.B1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1" table:formula="of:=([.C13]-[.B13])/[.B1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table:formula="of:=4142/2" office:value-type="float" office:value="2071" calcext:value-type="float">
            <text:p>2071</text:p>
          </table:table-cell>
          <table:table-cell table:formula="of:=[.$B$36]" office:value-type="float" office:value="2071" calcext:value-type="float">
            <text:p>2071</text:p>
          </table:table-cell>
          <table:table-cell table:style-name="ce2" table:formula="of:=([.C14]-[.B14])/[.B1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highfreq2/20230818_high_freq2_nor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highfreq2/20230818_high_freq2_nor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highfreq2/20230818_high_freq2_nor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NOR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6:28:25.517897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92" calcext:value-type="float">
            <text:p>2092</text:p>
          </table:table-cell>
          <table:table-cell table:formula="of:=[.$B$22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21" calcext:value-type="float">
            <text:p>3821</text:p>
          </table:table-cell>
          <table:table-cell table:formula="of:=[.$B$50]" office:value-type="float" office:value="3821" calcext:value-type="float">
            <text:p>3821</text:p>
          </table:table-cell>
          <table:table-cell table:style-name="ce1" table:formula="of:=([.C25]-[.B25])/[.B2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1" table:formula="of:=([.C26]-[.B26])/[.B2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71" calcext:value-type="float">
            <text:p>2071</text:p>
          </table:table-cell>
          <table:table-cell table:formula="of:=[.$B$36]" office:value-type="float" office:value="2071" calcext:value-type="float">
            <text:p>2071</text:p>
          </table:table-cell>
          <table:table-cell table:style-name="ce1" table:formula="of:=([.C27]-[.B27])/[.B2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21514" calcext:value-type="float">
            <text:p>321514</text:p>
          </table:table-cell>
          <table:table-cell table:formula="of:=[.$B$8]" office:value-type="float" office:value="321514" calcext:value-type="float">
            <text:p>321514</text:p>
          </table:table-cell>
          <table:table-cell table:style-name="ce1" table:formula="of:=([.C28]-[.B28])/[.B2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highfreq2/20230818_high_freq2_prt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highfreq2/20230818_high_freq2_prt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highfreq2/20230818_high_freq2_prt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PARTICLE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6:28:27.231012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71" calcext:value-type="float">
            <text:p>2071</text:p>
          </table:table-cell>
          <table:table-cell table:formula="of:=[.$B$36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21" calcext:value-type="float">
            <text:p>3821</text:p>
          </table:table-cell>
          <table:table-cell table:formula="of:=[.$B$50]" office:value-type="float" office:value="3821" calcext:value-type="float">
            <text:p>3821</text:p>
          </table:table-cell>
          <table:table-cell table:style-name="ce1" table:formula="of:=([.C39]-[.B39])/[.B3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92" calcext:value-type="float">
            <text:p>2092</text:p>
          </table:table-cell>
          <table:table-cell table:formula="of:=[.$B$22]" office:value-type="float" office:value="2092" calcext:value-type="float">
            <text:p>2092</text:p>
          </table:table-cell>
          <table:table-cell table:style-name="ce1" table:formula="of:=([.C40]-[.B40])/[.B4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1" table:formula="of:=([.C41]-[.B41])/[.B4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21514" calcext:value-type="float">
            <text:p>321514</text:p>
          </table:table-cell>
          <table:table-cell table:formula="of:=[.$B$8]" office:value-type="float" office:value="321514" calcext:value-type="float">
            <text:p>321514</text:p>
          </table:table-cell>
          <table:table-cell table:style-name="ce1" table:formula="of:=([.C42]-[.B42])/[.B4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highfreq2/logrun_deu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highfreq2/logrun_deu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highfreq2/logrun_deu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FKIE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6:28:26.160867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21" calcext:value-type="float">
            <text:p>3821</text:p>
          </table:table-cell>
          <table:table-cell table:formula="of:=[.$B$50]"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41" calcext:value-type="float">
            <text:p>2041</text:p>
          </table:table-cell>
          <table:table-cell table:formula="of:=[.$B$22]" office:value-type="float" office:value="2092" calcext:value-type="float">
            <text:p>2092</text:p>
          </table:table-cell>
          <table:table-cell table:style-name="ce1" table:formula="of:=([.C53]-[.B53])/[.B53]" office:value-type="percentage" office:value="0.0249877511024008" calcext:value-type="percentage">
            <text:p>2.5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 table:style-name="ce1" table:formula="of:=([.C54]-[.B54])/[.B5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34" calcext:value-type="float">
            <text:p>2034</text:p>
          </table:table-cell>
          <table:table-cell table:formula="of:=[.$B$36]" office:value-type="float" office:value="2071" calcext:value-type="float">
            <text:p>2071</text:p>
          </table:table-cell>
          <table:table-cell table:style-name="ce1" table:formula="of:=([.C55]-[.B55])/[.B55]" office:value-type="percentage" office:value="0.0181907571288102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18239" calcext:value-type="float">
            <text:p>318239</text:p>
          </table:table-cell>
          <table:table-cell table:formula="of:=[.$B$8]" office:value-type="float" office:value="321514" calcext:value-type="float">
            <text:p>321514</text:p>
          </table:table-cell>
          <table:table-cell table:style-name="ce1" table:formula="of:=([.C56]-[.B56])/[.B56]" office:value-type="percentage" office:value="0.0102910077017587" calcext:value-type="percentage">
            <text:p>1.03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highfreq2/logrun_pol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highfreq2/logrun_pol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highfreq2/logrun_pol_highfreq_04h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ing system: POL-su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first time: 2023-08-18T16:28:26.215001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3821" calcext:value-type="float">
            <text:p>3821</text:p>
          </table:table-cell>
          <table:table-cell table:formula="of:=[.$B$50]" office:value-type="float" office:value="3821" calcext:value-type="float">
            <text:p>3821</text:p>
          </table:table-cell>
          <table:table-cell table:style-name="ce1" table:formula="of:=([.C67]-[.B67])/[.B6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058" calcext:value-type="float">
            <text:p>2058</text:p>
          </table:table-cell>
          <table:table-cell table:formula="of:=[.$B$22]" office:value-type="float" office:value="2092" calcext:value-type="float">
            <text:p>2092</text:p>
          </table:table-cell>
          <table:table-cell table:style-name="ce1" table:formula="of:=([.C68]-[.B68])/[.B68]" office:value-type="percentage" office:value="0.0165208940719145" calcext:value-type="percentage">
            <text:p>1.65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050" calcext:value-type="float">
            <text:p>2050</text:p>
          </table:table-cell>
          <table:table-cell table:formula="of:=[.$B$36]" office:value-type="float" office:value="2071" calcext:value-type="float">
            <text:p>2071</text:p>
          </table:table-cell>
          <table:table-cell table:style-name="ce1" table:formula="of:=([.C69]-[.B69])/[.B69]" office:value-type="percentage" office:value="0.0102439024390244" calcext:value-type="percentage">
            <text:p>1.02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20771" calcext:value-type="float">
            <text:p>320771</text:p>
          </table:table-cell>
          <table:table-cell table:formula="of:=[.$B$8]" office:value-type="float" office:value="321514" calcext:value-type="float">
            <text:p>321514</text:p>
          </table:table-cell>
          <table:table-cell table:style-name="ce1" table:formula="of:=([.C70]-[.B70])/[.B70]" office:value-type="percentage" office:value="0.00231629417871316" calcext:value-type="percentage">
            <text:p>0.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3-08-24T19:15:17.277000000</dc:date>
    <meta:editing-duration>PT3M14S</meta:editing-duration>
    <meta:editing-cycles>2</meta:editing-cycles>
    <meta:document-statistic meta:table-count="1" meta:cell-count="140" meta:object-count="0"/>
  </office:meta>
</office:document-meta>
</file>